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.isPath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.getPubl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eate.setMetaData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.do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reate.getVisibleInNa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ate.getInitia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.getDublinCore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reate.getSource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.getNew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eate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ate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ate.doCheckExecutionCondition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reate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reate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.setDublinCore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.initSampleParamet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